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0be6cb" officeooo:paragraph-rsid="000be6cb"/>
    </style:style>
    <style:style style:name="P2" style:family="paragraph" style:parent-style-name="Standard">
      <style:text-properties officeooo:rsid="000c4ec5" officeooo:paragraph-rsid="000c4ec5"/>
    </style:style>
    <style:style style:name="P3" style:family="paragraph" style:parent-style-name="Standard">
      <style:text-properties officeooo:rsid="000c4ec5" officeooo:paragraph-rsid="000c4ec5"/>
    </style:style>
    <style:style style:name="P4" style:family="paragraph" style:parent-style-name="Standard">
      <style:text-properties officeooo:rsid="00100786" officeooo:paragraph-rsid="00100786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00786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00786" officeooo:paragraph-rsid="00100786"/>
    </style:style>
    <style:style style:name="T1" style:family="text">
      <style:text-properties officeooo:rsid="000c4ec5"/>
    </style:style>
    <style:style style:name="T2" style:family="text">
      <style:text-properties fo:color="#7f0055" loext:opacity="100%" style:font-name="Monospace" fo:font-size="10pt" fo:font-weight="bold" style:font-size-asian="10pt" style:font-weight-asian="bold"/>
    </style:style>
    <style:style style:name="T3" style:family="text">
      <style:text-properties fo:color="#000000" loext:opacity="100%" style:font-name="Monospace" fo:font-size="10pt" style:font-size-asian="10pt"/>
    </style:style>
    <style:style style:name="T4" style:family="text">
      <style:text-properties fo:color="#000000" loext:opacity="100%" style:font-name="Monospace" fo:font-size="10pt" officeooo:rsid="00100786" style:font-size-asian="10pt"/>
    </style:style>
    <style:style style:name="T5" style:family="text">
      <style:text-properties fo:color="#000000" loext:opacity="100%" style:font-name="Monospace" fo:font-size="10pt" fo:font-weight="bold" style:font-size-asian="10pt" style:font-weight-asian="bold"/>
    </style:style>
    <style:style style:name="T6" style:family="text">
      <style:text-properties fo:color="#000000" loext:opacity="100%" style:text-position="super 58%" style:font-name="Monospace" fo:font-size="10pt" style:font-size-asian="10pt"/>
    </style:style>
    <style:style style:name="T7" style:family="text">
      <style:text-properties fo:color="#6a3e3e" loext:opacity="100%" style:font-name="Monospace" fo:font-size="10pt" style:font-size-asian="10pt"/>
    </style:style>
    <style:style style:name="T8" style:family="text">
      <style:text-properties fo:color="#0000c0" loext:opacity="100%" style:font-name="Monospace" fo:font-size="10pt" style:font-size-asian="10pt"/>
    </style:style>
    <style:style style:name="T9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a. -gcd(8, 6)</text:p>
      <text:p text:style-name="P1"/>
      <text:p text:style-name="P1">-if (8 &gt; 6 &amp;&amp; 6 &gt;=0)</text:p>
      <text:p text:style-name="P1"/>
      <text:p text:style-name="P1">-else return gcd(6, 8 % 6)</text:p>
      <text:p text:style-name="P1"/>
      <text:p text:style-name="P1">-gcd(6, 2)</text:p>
      <text:p text:style-name="P1"/>
      <text:p text:style-name="P1">-if(6 &gt; 2 &amp;&amp; 2 &gt;= 0)</text:p>
      <text:p text:style-name="P1"/>
      <text:p text:style-name="P1">-else return gcd(2, 6 % 2)</text:p>
      <text:p text:style-name="P1"/>
      <text:p text:style-name="P1">-gcd(2, 0)</text:p>
      <text:p text:style-name="P1"/>
      <text:p text:style-name="P1">-if (2 &gt; 0 &amp;&amp; <text:span text:style-name="T1">0&gt;=0)</text:span></text:p>
      <text:p text:style-name="P2"/>
      <text:p text:style-name="P2">-return 2</text:p>
      <text:p text:style-name="P2"/>
      <text:p text:style-name="P2">The answer of gcd(8,6) is 2 or the greatest common denominator of 8 and 6 is 2</text:p>
      <text:p text:style-name="P2"/>
      <text:p text:style-name="P2">1b.</text:p>
      <text:p text:style-name="P2">Base case: Where b = 0 and n = 0, gcd(a,b) = gcd(a, 0) = a</text:p>
      <text:p text:style-name="P2"/>
      <text:p text:style-name="P2">Inductive case: Let a_n and b_n be the a and b in gcd(a,b) after the n recursive calls where n &gt; 0. Let q be the quotient and r be the remainder of dividing a_n and b_n so that a_n=gcd(b_n, q*b_n + r)</text:p>
      <text:p text:style-name="P2">= gcd(b_n, r). So, the next recursive call gcd(a_n-1, b_n-1) = gcd(b_n, r).</text:p>
      <text:p text:style-name="P2"/>
      <text:p text:style-name="P4">2c.</text:p>
      <text:p text:style-name="P7"><text:span text:style-name="T2">public</text:span><text:span text:style-name="T3"> BSTNode searchRecursion(</text:span><text:span text:style-name="T2">int</text:span><text:span text:style-name="T3"> </text:span><text:span text:style-name="T7">e</text:span><text:span text:style-name="T3">) {</text:span></text:p>
      <text:p text:style-name="P5"><text:span text:style-name="T3"><text:tab/><text:tab/></text:span></text:p>
      <text:p text:style-name="P6"><text:span text:style-name="T3"><text:tab/><text:tab/></text:span><text:span text:style-name="T2">if</text:span><text:span text:style-name="T3"> (</text:span><text:span text:style-name="T8">root</text:span><text:span text:style-name="T3"> == </text:span><text:span text:style-name="T2">null</text:span><text:span text:style-name="T3">) -</text:span><text:span text:style-name="T4">1</text:span></text:p>
      <text:p text:style-name="P6"><text:span text:style-name="T5"><text:tab/><text:tab/><text:tab/></text:span><text:span text:style-name="T2">return</text:span><text:span text:style-name="T3"> </text:span><text:span text:style-name="T8">root</text:span><text:span text:style-name="T3">; -</text:span><text:span text:style-name="T4">1</text:span></text:p>
      <text:p text:style-name="P5"><text:span text:style-name="T3"><text:tab/><text:tab/></text:span></text:p>
      <text:p text:style-name="P6"><text:span text:style-name="T3"><text:tab/><text:tab/></text:span><text:span text:style-name="T2">if</text:span><text:span text:style-name="T3"> (</text:span><text:span text:style-name="T7">e</text:span><text:span text:style-name="T3"> == </text:span><text:span text:style-name="T8">root</text:span><text:span text:style-name="T3">.getData())-</text:span><text:span text:style-name="T4">1</text:span></text:p>
      <text:p text:style-name="P6"><text:span text:style-name="T3"><text:tab/><text:tab/> <text:s text:c="5"/></text:span><text:span text:style-name="T2">return</text:span><text:span text:style-name="T3"> </text:span><text:span text:style-name="T8">root</text:span><text:span text:style-name="T3">; -</text:span><text:span text:style-name="T4">1</text:span></text:p>
      <text:p text:style-name="P5"><text:span text:style-name="T3"><text:tab/><text:tab/></text:span></text:p>
      <text:p text:style-name="P6"><text:span text:style-name="T3"><text:tab/><text:tab/></text:span><text:span text:style-name="T2">if</text:span><text:span text:style-name="T3"> (</text:span><text:span text:style-name="T7">e</text:span><text:span text:style-name="T3"> &lt; </text:span><text:span text:style-name="T8">root</text:span><text:span text:style-name="T3">.getData())-</text:span><text:span text:style-name="T4">1</text:span></text:p>
      <text:p text:style-name="P6"><text:span text:style-name="T3"><text:tab/><text:tab/> </text:span><text:span text:style-name="T2">return</text:span><text:span text:style-name="T3"> </text:span><text:span text:style-name="T2">this</text:span><text:span text:style-name="T3">.getLeftSubtree().searchRecursion(</text:span><text:span text:style-name="T7">e</text:span><text:span text:style-name="T3">);-</text:span><text:span text:style-name="T4">n</text:span></text:p>
      <text:p text:style-name="P5"><text:span text:style-name="T3"><text:tab/><text:tab/></text:span></text:p>
      <text:p text:style-name="P5"><text:span text:style-name="T3"><text:tab/><text:tab/></text:span><text:span text:style-name="T2">else</text:span><text:span text:style-name="T3"> </text:span><text:span text:style-name="T2">return</text:span><text:span text:style-name="T3"> </text:span><text:span text:style-name="T2">this</text:span><text:span text:style-name="T3">.getRightSubtree().searchRecursion(</text:span><text:span text:style-name="T7">e</text:span><text:span text:style-name="T3">);-</text:span><text:span text:style-name="T4">n</text:span></text:p>
      <text:p text:style-name="P5"><text:span text:style-name="T3"><text:tab/><text:tab/><text:tab/></text:span></text:p>
      <text:p text:style-name="P5"><text:span text:style-name="T3"><text:tab/><text:tab/></text:span></text:p>
      <text:p text:style-name="P5"><text:span text:style-name="T3"><text:tab/><text:tab/><text:tab/></text:span></text:p>
      <text:p text:style-name="P4"><text:span text:style-name="T3"><text:tab/>}</text:span></text:p>
      <text:p text:style-name="P4"><text:span text:style-name="T3"/></text:p>
      <text:p text:style-name="P4"><text:span text:style-name="T3">The first line of the function is a comparison which has a runtime of 1. If true the return statement is also 1. The same goes for the third and fourth line. The 5</text:span><text:span text:style-name="T6">th</text:span><text:span text:style-name="T3"> line is also a comparison with runtime value of 1 and if true the 6</text:span><text:span text:style-name="T6">th</text:span><text:span text:style-name="T3"> line can take the time of the size of n or the distance of the node that holds the value of e, the key, is from the current node. The same goes for the next two lines. This gives the function a runtime of O(n).</text:span></text:p>
      <text:p text:style-name="P4"><text:soft-page-break/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4:52:55.566813747</meta:creation-date>
    <meta:editing-duration>PT2H19M43S</meta:editing-duration>
    <meta:editing-cycles>3</meta:editing-cycles>
    <meta:generator>LibreOffice/7.1.4.2$Linux_X86_64 LibreOffice_project/10$Build-2</meta:generator>
    <dc:date>2021-11-13T11:07:06.492983030</dc:date>
    <meta:document-statistic meta:table-count="0" meta:image-count="0" meta:object-count="0" meta:page-count="2" meta:paragraph-count="32" meta:word-count="256" meta:character-count="1303" meta:non-whitespace-character-count="1033"/>
  </office:meta>
</office:document-meta>
</file>